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7F000002FAD5B70BA2.png" manifest:media-type="image/png"/>
  <manifest:file-entry manifest:full-path="Pictures/100000000000077E0000039B671CFBA8.png" manifest:media-type="image/png"/>
  <manifest:file-entry manifest:full-path="Pictures/100000000000077F0000039DAF049DAE.png" manifest:media-type="image/png"/>
  <manifest:file-entry manifest:full-path="Pictures/100000000000077F000002AC0B937A3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6929in" svg:height="2.3854in" draw:z-index="1"><draw:image xlink:href="Pictures/100000000000077F000002AC0B937A3B.png" xlink:type="simple" xlink:show="embed" xlink:actuate="onLoad" draw:mime-type="image/png"/></draw:frame><draw:frame draw:style-name="fr2" draw:name="Image1" text:anchor-type="char" svg:x="0in" svg:y="2.2299in" svg:width="6.6929in" svg:height="3.2256in" draw:z-index="0"><draw:image xlink:href="Pictures/100000000000077F0000039DAF049D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char" svg:width="6.6929in" svg:height="3.2209in" draw:z-index="2"><draw:image xlink:href="Pictures/100000000000077E0000039B671CFBA8.png" xlink:type="simple" xlink:show="embed" xlink:actuate="onLoad" draw:mime-type="image/png"/></draw:frame></text:p>
      <text:p text:style-name="Standard"><draw:frame draw:style-name="fr1" draw:name="Image4" text:anchor-type="char" svg:width="6.6929in" svg:height="2.6575in" draw:z-index="3"><draw:image xlink:href="Pictures/100000000000077F000002FAD5B70B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4T17:22:02.869198870</meta:creation-date>
    <dc:date>2025-09-24T17:38:31.919161513</dc:date>
    <meta:editing-duration>PT3M3S</meta:editing-duration>
    <meta:editing-cycles>3</meta:editing-cycles>
    <meta:generator>LibreOffice/24.2.7.2$Linux_X86_64 LibreOffice_project/42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